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776f" officeooo:paragraph-rsid="000d776f"/>
    </style:style>
    <style:style style:name="P2" style:family="paragraph" style:parent-style-name="Standard">
      <style:text-properties style:text-underline-style="none" officeooo:rsid="000e0db7" officeooo:paragraph-rsid="0014dfa8"/>
    </style:style>
    <style:style style:name="P3" style:family="paragraph" style:parent-style-name="Standard">
      <style:text-properties style:text-underline-style="none" officeooo:rsid="000fc777" officeooo:paragraph-rsid="000fc777"/>
    </style:style>
    <style:style style:name="P4" style:family="paragraph" style:parent-style-name="Standard">
      <style:text-properties style:text-underline-style="none" officeooo:rsid="0010cbd7" officeooo:paragraph-rsid="0010cbd7"/>
    </style:style>
    <style:style style:name="P5" style:family="paragraph" style:parent-style-name="Standard">
      <style:text-properties style:text-underline-style="none" officeooo:rsid="001131ed" officeooo:paragraph-rsid="001131ed"/>
    </style:style>
    <style:style style:name="P6" style:family="paragraph" style:parent-style-name="Standard">
      <style:text-properties style:text-underline-style="none" officeooo:rsid="0016dc92" officeooo:paragraph-rsid="0016dc92"/>
    </style:style>
    <style:style style:name="P7" style:family="paragraph" style:parent-style-name="Standard">
      <style:text-properties style:text-underline-style="none" officeooo:rsid="00187d07" officeooo:paragraph-rsid="00187d07"/>
    </style:style>
    <style:style style:name="P8" style:family="paragraph" style:parent-style-name="Standard">
      <style:text-properties style:text-underline-style="none" officeooo:rsid="001b3e2b" officeooo:paragraph-rsid="001b3e2b"/>
    </style:style>
    <style:style style:name="P9" style:family="paragraph" style:parent-style-name="Standard">
      <style:text-properties style:text-underline-style="none" officeooo:rsid="001b9641" officeooo:paragraph-rsid="001b9641"/>
    </style:style>
    <style:style style:name="P10" style:family="paragraph" style:parent-style-name="Standard">
      <style:text-properties fo:font-style="normal" style:text-underline-style="none" officeooo:rsid="001174a3" officeooo:paragraph-rsid="001131ed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b9641" officeooo:paragraph-rsid="001b9641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c1f24" officeooo:paragraph-rsid="001c1f24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f0aed" officeooo:paragraph-rsid="001f0aed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f0aed" officeooo:paragraph-rsid="001f0aed" style:font-style-asian="normal" style:font-style-complex="normal"/>
    </style:style>
    <style:style style:name="T1" style:family="text">
      <style:text-properties officeooo:rsid="000f56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566f" style:font-style-asian="italic" style:font-style-complex="italic"/>
    </style:style>
    <style:style style:name="T4" style:family="text">
      <style:text-properties fo:font-style="italic" officeooo:rsid="001174a3" style:font-style-asian="italic" style:font-style-complex="italic"/>
    </style:style>
    <style:style style:name="T5" style:family="text">
      <style:text-properties fo:font-style="italic" officeooo:rsid="0017267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566f" style:font-style-asian="normal" style:font-style-complex="normal"/>
    </style:style>
    <style:style style:name="T8" style:family="text">
      <style:text-properties fo:font-style="normal" officeooo:rsid="00112ff8" style:font-style-asian="normal" style:font-style-complex="normal"/>
    </style:style>
    <style:style style:name="T9" style:family="text">
      <style:text-properties fo:font-style="normal" officeooo:rsid="001174a3" style:font-style-asian="normal" style:font-style-complex="normal"/>
    </style:style>
    <style:style style:name="T10" style:family="text">
      <style:text-properties fo:font-style="normal" officeooo:rsid="0016dfc7" style:font-style-asian="normal" style:font-style-complex="normal"/>
    </style:style>
    <style:style style:name="T11" style:family="text">
      <style:text-properties fo:font-style="normal" officeooo:rsid="00172671" style:font-style-asian="normal" style:font-style-complex="normal"/>
    </style:style>
    <style:style style:name="T12" style:family="text">
      <style:text-properties fo:font-style="normal" officeooo:rsid="00199094" style:font-style-asian="normal" style:font-style-complex="normal"/>
    </style:style>
    <style:style style:name="T13" style:family="text">
      <style:text-properties fo:font-style="normal" officeooo:rsid="001a18c0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1</text:p>
      <text:p text:style-name="P2">For run 1 we were asked to develop a K nearest neighbour classifier that used the tiny image feature extractor.</text:p>
      <text:p text:style-name="P2"/>
      <text:p text:style-name="P2"><text:span text:style-name="T1">We have a class that implements the </text:span><text:span text:style-name="T3">FeatureExtractor</text:span><text:span text:style-name="T7"> interface, then the </text:span><text:span text:style-name="T3">extractFeature</text:span><text:span text:style-name="T7"> method for producing the tiny image.</text:span></text:p>
      <text:p text:style-name="P3"><text:span text:style-name="T7">T</text:span><text:span text:style-name="T6">his method takes an image as input, it crops the image square and then resizes it to become a 16x16 pixel image using the OpenIMAJ ResizeProcessor library.</text:span></text:p>
      <text:p text:style-name="P4"><text:span text:style-name="T6">The next task was to make the image zero mean and unit length. I achieved this by using the Fimage class to find the sum of the pixels and therefore the mean. </text:span><text:span text:style-name="T8">I then had to find the variance which I could not find a method for, so I loop through the pixels in the image and cumulatively calculate the variance, from which I could calculate the standard deviation.</text:span></text:p>
      <text:p text:style-name="P5"><text:span text:style-name="T8">I </text:span><text:span text:style-name="T6">then used the Fimage class to </text:span><text:span text:style-name="T2">subtractInPlace</text:span><text:span text:style-name="T6"> and </text:span><text:span text:style-name="T2">divideInPlace</text:span><text:span text:style-name="T6"> in order to make the image zero mean and unit length. </text:span><text:span text:style-name="T9">Finally I use Fimage to convert the image into a single dimension vector and return it as a </text:span><text:span text:style-name="T4">FloatFV</text:span><text:span text:style-name="T9"> object.</text:span></text:p>
      <text:p text:style-name="P10"/>
      <text:p text:style-name="P6"><text:span text:style-name="T9">I</text:span><text:span text:style-name="T6">n my main </text:span><text:span text:style-name="T2">Run1</text:span><text:span text:style-name="T6"> class I then implement this. </text:span><text:span text:style-name="T10">I fetch the training and testing images and split the training images 450:50 for training:testing. </text:span><text:span text:style-name="T11">I am able to have a training sample this high thanks to the </text:span><text:span text:style-name="T5">ImageAugmenter</text:span><text:span text:style-name="T11"> class we wrote that modifies the training images to increase our resources.</text:span></text:p>
      <text:p text:style-name="P7"><text:span text:style-name="T11">I </text:span><text:span text:style-name="T6">have an </text:span><text:span text:style-name="T2">evaluateK</text:span><text:span text:style-name="T6"> method that trains a </text:span><text:span text:style-name="T2">KNNAnnotator</text:span><text:span text:style-name="T6"> using the </text:span><text:span text:style-name="T2">TinyImage</text:span><text:span text:style-name="T6"> feature vector with the 450 sample, </text:span><text:span text:style-name="T12">it then tests this for values of K from 1-9. It tests it 5 times with the remaining 50 testing images to collect the accuracy and finds the average. </text:span><text:span text:style-name="T13">The highest average accuracy K value is then returned. I tested this and foud a K of 1 to be the most accurate so I implemented this manually in my code to save time, although I have a commented line that will choose the K using the afforementioned method.</text:span></text:p>
      <text:p text:style-name="P8"><text:span text:style-name="T13">A </text:span><text:span text:style-name="T6">new </text:span><text:span text:style-name="T2">KNNAnnotator </text:span><text:span text:style-name="T6">is then set up with the optimal K and trained using the same 450 training data. I then start a </text:span><text:span text:style-name="T2">PrintWriter</text:span><text:span text:style-name="T6"> and iterate through the testing images provided for the spec, writing to a file the name of the image file and the class that the classifier has predicted.</text:span></text:p>
      <text:p text:style-name="P9"><text:span text:style-name="T6">Finally I close the </text:span><text:span text:style-name="T2">PrintWriter</text:span><text:span text:style-name="T6"> and the application ends.</text:span></text:p>
      <text:p text:style-name="P11"/>
      <text:p text:style-name="P12">I am able to train with the maximum number of images possible, to improve the accuracy, because this is a very fast operation.</text:p>
      <text:p text:style-name="P12"/>
      <text:p text:style-name="P14">Contributions</text:p>
      <text:p text:style-name="P14"/>
      <text:p text:style-name="P13">bm6g14 – I coded the contents of Run 1. I also did the bulk of the coding for Run 3 with advice from the remainder of the group, this includes the classes Run3, ClassificationVoteAggregator, Classifier, LibLinear, NaiveBayes, SVM and Patch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8:28:06.975439734</meta:creation-date>
    <dc:date>2016-12-11T12:40:23.513315375</dc:date>
    <meta:editing-duration>PT43M10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447" meta:character-count="2515" meta:non-whitespace-character-count="2079"/>
  </office:meta>
</office:document-meta>
</file>